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002e450"/>
    </style:style>
    <style:style style:name="T1" style:family="text">
      <style:text-properties officeooo:rsid="0002e450"/>
    </style:style>
    <style:style style:name="T2" style:family="text">
      <style:text-properties officeooo:rsid="00031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tab/>In hand placing the poles, we used the place() function in Octave. We did this in a Jupyter Lab <text:span text:style-name="T2">I</text:span>Python Notebook with the Octave kernel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>
        <style:tab-stops>
          <style:tab-stop style:position="0.25in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2e450"/>
    </style:style>
    <style:style style:name="MT1" style:family="text">
      <style:text-properties officeooo:rsid="0002e4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thew Harter<text:tab/>ENGR 454 – Project Milestone <text:span text:style-name="MT1">7</text:span><text:tab/>Due: <text:span text:style-name="MT1">5/10</text:span>/2021</text:p>
        <text:p text:style-name="MP1">Travis Stang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5T08:45:00.299157379</dc:date>
    <meta:editing-duration>PT16M37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" meta:paragraph-count="3" meta:word-count="36" meta:character-count="212" meta:non-whitespace-character-count="176"/>
  </office:meta>
</office:document-meta>
</file>